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none" draw:fill="none" fo:min-height="0.7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框图" draw:style-name="dp1" draw:master-page-name="Default">
        <draw:rect draw:style-name="gr1" draw:text-style-name="P1" draw:layer="measurelines" svg:width="18.1cm" svg:height="16cm" svg:x="5.7cm" svg:y="3cm">
          <text:p/>
        </draw:rect>
        <draw:frame draw:style-name="gr2" draw:layer="measurelines" svg:width="6.533cm" svg:height="1.102cm" svg:x="11.3cm" svg:y="0.998cm">
          <draw:text-box>
            <text:p>Aurora 软件架构框图</text:p>
          </draw:text-box>
        </draw:frame>
        <draw:rect draw:style-name="gr3" draw:text-style-name="P2" draw:layer="measurelines" svg:width="4cm" svg:height="1cm" svg:x="24.7cm" svg:y="15cm">
          <text:p text:style-name="P2">R,G,B - BUS</text:p>
        </draw:rect>
        <draw:rect draw:style-name="gr3" draw:text-style-name="P2" draw:layer="measurelines" svg:width="4cm" svg:height="1cm" svg:x="24.7cm" svg:y="17cm">
          <text:p text:style-name="P2">Column - BUS</text:p>
        </draw:rect>
        <draw:rect draw:style-name="gr3" draw:text-style-name="P2" draw:layer="measurelines" svg:width="4cm" svg:height="1cm" svg:x="1cm" svg:y="4cm">
          <text:p text:style-name="P2">Audio</text:p>
        </draw:rect>
        <draw:rect draw:style-name="gr3" draw:text-style-name="P2" draw:layer="measurelines" svg:width="4cm" svg:height="1cm" svg:x="1cm" svg:y="6cm">
          <text:p text:style-name="P2">Button</text:p>
        </draw:rect>
        <draw:rect draw:style-name="gr3" draw:text-style-name="P2" draw:layer="measurelines" svg:width="4cm" svg:height="1cm" svg:x="1cm" svg:y="8cm">
          <text:p text:style-name="P2">IR - Receive</text:p>
        </draw:rect>
        <draw:rect draw:style-name="gr3" draw:text-style-name="P2" draw:layer="measurelines" svg:width="4cm" svg:height="1cm" svg:x="1cm" svg:y="10cm">
          <text:p text:style-name="P2">Uart-Interface</text:p>
        </draw:rect>
        <draw:rect draw:style-name="gr3" draw:text-style-name="P2" draw:layer="measurelines" svg:width="2cm" svg:height="1cm" svg:x="6cm" svg:y="10cm">
          <text:p text:style-name="P2">Uart</text:p>
        </draw:rect>
        <draw:rect draw:style-name="gr3" draw:text-style-name="P2" draw:layer="measurelines" svg:width="2cm" svg:height="1cm" svg:x="6cm" svg:y="8cm">
          <text:p text:style-name="P2">INT1</text:p>
        </draw:rect>
        <draw:rect draw:style-name="gr3" draw:text-style-name="P2" draw:layer="measurelines" svg:width="2cm" svg:height="1cm" svg:x="6cm" svg:y="4cm">
          <text:p text:style-name="P2">AD0</text:p>
        </draw:rect>
        <draw:rect draw:style-name="gr3" draw:text-style-name="P2" draw:layer="measurelines" svg:width="2cm" svg:height="1cm" svg:x="21.5cm" svg:y="15cm">
          <text:p text:style-name="P2">IO</text:p>
        </draw:rect>
        <draw:rect draw:style-name="gr3" draw:text-style-name="P2" draw:layer="measurelines" svg:width="2cm" svg:height="1cm" svg:x="21.5cm" svg:y="17cm">
          <text:p text:style-name="P2">PWM</text:p>
        </draw:rect>
        <draw:rect draw:style-name="gr3" draw:text-style-name="P2" draw:layer="measurelines" svg:width="2cm" svg:height="1cm" svg:x="6cm" svg:y="6cm">
          <text:p text:style-name="P2">INT0</text:p>
        </draw:rect>
        <draw:rect draw:style-name="gr3" draw:text-style-name="P2" draw:layer="measurelines" svg:width="2cm" svg:height="1cm" svg:x="8.5cm" svg:y="4cm">
          <text:p text:style-name="P2">FFT</text:p>
        </draw:rect>
        <draw:rect draw:style-name="gr3" draw:text-style-name="P2" draw:layer="measurelines" svg:width="2cm" svg:height="1cm" svg:x="11cm" svg:y="4cm">
          <text:p text:style-name="P2">Analysis</text:p>
        </draw:rect>
        <draw:rect draw:style-name="gr3" draw:text-style-name="P2" draw:layer="measurelines" svg:width="2cm" svg:height="3cm" draw:transform="skewX (0.0019198621771934) translate (11.4cm 6cm)">
          <text:p text:style-name="P2">Change</text:p>
          <text:p text:style-name="P2">Setting</text:p>
        </draw:rect>
        <draw:rect draw:style-name="gr3" draw:text-style-name="P2" draw:layer="measurelines" svg:width="2.5cm" svg:height="1cm" svg:x="8.5cm" svg:y="6cm">
          <text:p text:style-name="P2">Converstion</text:p>
        </draw:rect>
        <draw:rect draw:style-name="gr3" draw:text-style-name="P2" draw:layer="measurelines" svg:width="2.5cm" svg:height="1cm" svg:x="8.5cm" svg:y="8cm">
          <text:p text:style-name="P2">Decoding</text:p>
        </draw:rect>
        <draw:rect draw:style-name="gr3" draw:text-style-name="P2" draw:layer="measurelines" svg:width="2.5cm" svg:height="1cm" svg:x="8.5cm" svg:y="10cm">
          <text:p text:style-name="P2">Cache</text:p>
        </draw:rect>
        <draw:rect draw:style-name="gr3" draw:text-style-name="P2" draw:layer="measurelines" svg:width="2.5cm" svg:height="1cm" svg:x="11.5cm" svg:y="10cm">
          <text:p text:style-name="P2">SYS Mode</text:p>
        </draw:rect>
        <draw:rect draw:style-name="gr3" draw:text-style-name="P2" draw:layer="measurelines" svg:width="2.5cm" svg:height="1cm" svg:x="18.5cm" svg:y="15cm">
          <text:p text:style-name="P2">Cache</text:p>
        </draw:rect>
        <draw:rect draw:style-name="gr3" draw:text-style-name="P2" draw:layer="measurelines" svg:width="2.5cm" svg:height="1cm" svg:x="18.5cm" svg:y="17cm">
          <text:p text:style-name="P2">PWM IT</text:p>
        </draw:rect>
        <draw:rect draw:style-name="gr3" draw:text-style-name="P2" draw:layer="measurelines" svg:width="2.5cm" svg:height="1cm" svg:x="11.5cm" svg:y="11.4cm">
          <text:p text:style-name="P2">RT Log</text:p>
        </draw:rect>
        <draw:rect draw:style-name="gr4" draw:text-style-name="P2" draw:layer="measurelines" svg:width="2.5cm" svg:height="1cm" svg:x="11.5cm" svg:y="12.7cm">
          <text:p text:style-name="P2">Control</text:p>
        </draw:rect>
        <draw:rect draw:style-name="gr3" draw:text-style-name="P2" draw:layer="measurelines" svg:width="2.405cm" svg:height="9.9cm" svg:x="14.595cm" svg:y="4cm">
          <text:p text:style-name="P2">Setting</text:p>
          <text:p text:style-name="P2">And</text:p>
          <text:p text:style-name="P2">Parameter</text:p>
          <text:p text:style-name="P2">Cache</text:p>
        </draw:rect>
        <draw:rect draw:style-name="gr3" draw:text-style-name="P2" draw:layer="measurelines" svg:width="2.5cm" svg:height="1.5cm" svg:x="14.6cm" svg:y="14.8cm">
          <text:p text:style-name="P2">Save</text:p>
          <text:p text:style-name="P2">And</text:p>
          <text:p text:style-name="P2">Read</text:p>
        </draw:rect>
        <draw:rect draw:style-name="gr3" draw:text-style-name="P2" draw:layer="measurelines" svg:width="2.5cm" svg:height="1cm" svg:x="14.6cm" svg:y="16.9cm">
          <text:p text:style-name="P2">EEPROM</text:p>
        </draw:rect>
        <draw:rect draw:style-name="gr3" draw:text-style-name="P2" draw:layer="measurelines" svg:width="6cm" svg:height="9.9cm" svg:x="17.4cm" svg:y="4cm">
          <text:p text:style-name="P2">Animation rendering</text:p>
        </draw:rect>
        <draw:rect draw:style-name="gr3" draw:text-style-name="P2" draw:layer="measurelines" svg:width="3cm" svg:height="1cm" svg:x="7cm" svg:y="15.9cm">
          <text:p text:style-name="P2">General Timer</text:p>
        </draw:rect>
        <draw:rect draw:style-name="gr3" draw:text-style-name="P2" draw:layer="measurelines" svg:width="3cm" svg:height="1cm" svg:x="7cm" svg:y="14.423cm">
          <text:p text:style-name="P2">SYS INIT</text:p>
        </draw:rect>
        <draw:line draw:style-name="gr5" draw:text-style-name="P1" draw:layer="measurelines" svg:x1="5cm" svg:y1="4.5cm" svg:x2="5.7cm" svg:y2="4.5cm">
          <text:p/>
        </draw:line>
        <draw:line draw:style-name="gr5" draw:text-style-name="P1" draw:layer="measurelines" svg:x1="5cm" svg:y1="6.5cm" svg:x2="5.7cm" svg:y2="6.5cm">
          <text:p/>
        </draw:line>
        <draw:line draw:style-name="gr5" draw:text-style-name="P1" draw:layer="measurelines" svg:x1="5cm" svg:y1="8.5cm" svg:x2="5.7cm" svg:y2="8.5cm">
          <text:p/>
        </draw:line>
        <draw:line draw:style-name="gr5" draw:text-style-name="P1" draw:layer="measurelines" svg:x1="5cm" svg:y1="10.5cm" svg:x2="5.7cm" svg:y2="10.5cm">
          <text:p/>
        </draw:line>
        <draw:line draw:style-name="gr5" draw:text-style-name="P1" draw:layer="measurelines" svg:x1="23.8cm" svg:y1="15.5cm" svg:x2="24.7cm" svg:y2="15.5cm">
          <text:p/>
        </draw:line>
        <draw:line draw:style-name="gr5" draw:text-style-name="P1" draw:layer="measurelines" svg:x1="23.8cm" svg:y1="17.5cm" svg:x2="24.7cm" svg:y2="17.5cm">
          <text:p/>
        </draw:line>
      </draw:page>
      <draw:page draw:name="层次图" draw:style-name="dp1" draw:master-page-name="Default">
        <draw:frame draw:style-name="gr6" draw:text-style-name="P1" draw:layer="measurelines" svg:width="8cm" svg:height="1.102cm" svg:x="10.6cm" svg:y="0.998cm">
          <draw:text-box>
            <text:p text:style-name="P1">Aurora 软件架构层次图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M24S</meta:editing-duration>
    <meta:editing-cycles>5</meta:editing-cycles>
    <meta:generator>OpenOffice/4.1.2$Win32 OpenOffice.org_project/412m3$Build-9782</meta:generator>
    <dc:date>2016-05-03T10:17:43.04</dc:date>
    <meta:document-statistic meta:object-count="38"/>
  </office:meta>
</office:document-meta>
</file>